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e700"/>
    </style:style>
    <style:style style:name="P2" style:family="paragraph" style:parent-style-name="Standard">
      <style:text-properties officeooo:rsid="000ce700" officeooo:paragraph-rsid="000ce700"/>
    </style:style>
    <style:style style:name="P3" style:family="paragraph" style:parent-style-name="Standard">
      <style:text-properties fo:background-color="#fff200"/>
    </style:style>
    <style:style style:name="P4" style:family="paragraph" style:parent-style-name="Standard">
      <style:text-properties officeooo:rsid="000ce700" officeooo:paragraph-rsid="000ce700" fo:background-color="#fff200"/>
    </style:style>
    <style:style style:name="P5" style:family="paragraph" style:parent-style-name="Standard">
      <style:text-properties officeooo:rsid="000e75a3" officeooo:paragraph-rsid="000e75a3" fo:background-color="#fff200"/>
    </style:style>
    <style:style style:name="P6" style:family="paragraph" style:parent-style-name="Standard">
      <style:text-properties officeooo:rsid="000e75a3" officeooo:paragraph-rsid="000f477a" fo:background-color="#fff200"/>
    </style:style>
    <style:style style:name="P7" style:family="paragraph" style:parent-style-name="Standard">
      <style:text-properties officeooo:paragraph-rsid="000e75a3" fo:background-color="#fff200"/>
    </style:style>
    <style:style style:name="P8" style:family="paragraph" style:parent-style-name="Standard">
      <style:text-properties officeooo:paragraph-rsid="000f477a" fo:background-color="#fff200"/>
    </style:style>
    <style:style style:name="P9" style:family="paragraph" style:parent-style-name="Standard">
      <style:text-properties officeooo:rsid="000fbc67" officeooo:paragraph-rsid="000fbc67" fo:background-color="#fff200"/>
    </style:style>
    <style:style style:name="P10" style:family="paragraph" style:parent-style-name="Standard">
      <style:text-properties officeooo:rsid="000fbe57" officeooo:paragraph-rsid="000fbe57" fo:background-color="#fff200"/>
    </style:style>
    <style:style style:name="P11" style:family="paragraph" style:parent-style-name="Standard">
      <style:text-properties officeooo:rsid="000fbc67" officeooo:paragraph-rsid="000fbc67"/>
    </style:style>
    <style:style style:name="P12" style:family="paragraph" style:parent-style-name="Standard">
      <style:text-properties officeooo:rsid="001246f9" officeooo:paragraph-rsid="001246f9" fo:background-color="#fff200"/>
    </style:style>
    <style:style style:name="T1" style:family="text">
      <style:text-properties fo:background-color="#fff200" loext:char-shading-value="0"/>
    </style:style>
    <style:style style:name="T2" style:family="text">
      <style:text-properties officeooo:rsid="000f47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dicted: neutral</text:p>
      <text:p text:style-name="Standard"/>
      <text:p text:style-name="Standard">Gold label: negative</text:p>
      <text:p text:style-name="Standard"/>
      <text:p text:style-name="Standard"/>
      <text:p text:style-name="Standard">Doc: </text:p>
      <text:p text:style-name="P1">[('@genericuser', 'DEFAULT'), ('@genericuser', 'DEFAULT'), ('@genericuser', 'DEFAULT'), ('bank', 'N'), ('bailouts', 'N'), ('.', 'DEFAULT'), ('thing', 'N'), ('happened', 'V'), ('obama', 'DEFAULT'), ('admin', 'N'), ('.', 'DEFAU LT')]</text:p>
      <text:p text:style-name="Standard"/>
      <text:p text:style-name="Standard"/>
      <text:p text:style-name="P4">RL: The 3 Twitter users (@genericuser) is a mark of some kind of excitement / agitation. This mark alone should have disqualified the entry for the neutral class.</text:p>
      <text:p text:style-name="P4"/>
      <text:p text:style-name="P2"><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P2"/>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 'A'), (':', 'DEFAULT'), ('trumps', 'V'), ('pick', 'V'), ('secretary', 'N'), ('education', 'N'), ('sister', 'N'), ('blackwater', 'DEFAULT'), ('founderold', 'DEFAULT'), (':', 'DEFAULT'), ('half', 'N'), ('muslim', 'A'), ('brotherhood', 'N'), ('works', 'V'), ('obama', 'DEFAULT'), ('admin', 'N'), ('!..', 'DEFAULT')]</text:p>
      <text:p text:style-name="Standard"/>
      <text:p text:style-name="P5">RL: A tweet during Trump’s presidential campaign; many proper noun (Trump, Obama) could have helped to classify this as negative</text:p>
      <text:p text:style-name="P3"/>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bush', 'DEFAULT'), ('admin', 'N'), ('approved', 'V'), ('bailout', 'N'), ('obama', 'DEFAULT'), ('took', 'V'), ('office', 'N'), ('.', 'DEFAULT'), ('hate', 'V'), ('trump', 'N'), ('prob', 'V'), ('hate', 'V'), ('facts', 'N'), ('🇺🇸🐸', 'DEFAULT'), ('#swamp', 'N')]</text:p>
      <text:p text:style-name="Standard"/>
      <text:p text:style-name="P5">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7"/>
      <text:p text:style-name="Standard"/>
      <text:p text:style-name="Standard">#################################</text:p>
      <text:p text:style-name="Standard"/>
      <text:p text:style-name="Standard"><text:soft-page-break/>Predicted: neutral</text:p>
      <text:p text:style-name="Standard"/>
      <text:p text:style-name="Standard">Gold label: negative</text:p>
      <text:p text:style-name="Standard"/>
      <text:p text:style-name="Standard">Doc: </text:p>
      <text:p text:style-name="Standard">[('#wikileaks', 'DEFAULT'), ('releases', 'N'), ('yemen', 'DEFAULT'), ('files', 'N'), (':', 'DEFAULT'), ('evidence', 'N'), ('hillary', 'DEFAULT'), ('obama', 'DEFAULT'), ('admin', 'N'), ('funding', 'V'), ('coup', 'N'), ('displaced', 'V'), ('genericnumber', 'DEFAULT'), ('million', 'DEFAULT'), ('people', 'N'), ('.…', 'DEFAULT'), ('http://genericurl.com', 'DEFAULT')]</text:p>
      <text:p text:style-name="Standard"/>
      <text:p text:style-name="P6">RL: “<text:span text:style-name="T2">Fake news”, with many proper nouns associated with that. Difficult to classify this without the knowledge of the political background</text:span></text:p>
      <text:p text:style-name="P8"/>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favorite', 'A'), ('mannequin', 'N'), ('challenge', 'N'), ('obama', 'DEFAULT'), ('admin', 'N'), ('standing', 'V'), ('still', 'R'), ('human', 'A'), ('rights', 'N'), ('atrocities', 'N'), ('take', 'V'), ('place', 'N'), ('standing', 'V'), ('rock', 'N'), ('(&amp;', 'DEFAULT'), ('flint', 'DEFAULT'), (')', 'DEFAULT'), ('-beydoun', 'DEFAULT')]</text:p>
      <text:p text:style-name="Standard"/>
      <text:p text:style-name="Standard"/>
      <text:p text:style-name="P9">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11"/>
      <text:p text:style-name="P11"/>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convention', 'N'), ('started', 'V'), ('help', 'V'), ('take', 'V'), ('back', 'DEFAULT'), ('control', 'N'), ('obama', 'DEFAULT'), ('admin', 'N'), ('big', 'A'), ('gov', 'N'), (',', 'DEFAULT'), ('gop', 'N'), ('try', 'V'), ('take', 'V'), ('power', 'N'), ('trump', 'DEFAULT')]</text:p>
      <text:p text:style-name="Standard"/>
      <text:p text:style-name="P9">RL: polarizing tweet obama vs trump, same remark as previously concerning proper name, and the repetition of twitter user.</text:p>
      <text:p text:style-name="Standard"/>
      <text:p text:style-name="Standard">#################################</text:p>
      <text:p text:style-name="Standard"/>
      <text:p text:style-name="Standard">Predicted: neutral</text:p>
      <text:p text:style-name="Standard"/>
      <text:p text:style-name="Standard"><text:soft-page-break/>Gold label: negative</text:p>
      <text:p text:style-name="Standard"/>
      <text:p text:style-name="Standard">Doc: </text:p>
      <text:p text:style-name="Standard">[('@genericuser', 'DEFAULT'), ('im', 'DEFAULT'), ('really', 'R'), ('asking', 'V'), ('.', 'DEFAULT'), ('gop', 'N'), ('leaders', 'N'), ('demanding', 'V'), ('investigations', 'N'), ('?', 'DEFAULT'), ('matter', 'N'), (',', 'DEFAULT'), ('anyone', 'N'), ('obama', 'DEFAULT'), ('admin', 'N'), ('pledging', 'V'), ('action', 'N'), ('?', 'DEFAULT'), ('genericnumber/', 'DEFAULT')]</text:p>
      <text:p text:style-name="Standard"/>
      <text:p text:style-name="P10">RL: Wrong tagging ‘im’ is the contraction of “I am”, should be tagged as Verb. Matter here is probably a verb =&gt; the whole sentence was not written completely “does it matter? Anyone?” same remark with proper name.</text:p>
      <text:p text:style-name="P3"/>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obama', 'DEFAULT'), ('admin', 'N'), ('reverted', 'V'), ('days', 'N'), ('rs', 'DEFAULT'), ('would', 'V'), ('spit', 'V'), ('face', 'N'), ('hed', 'V'), ('ask', 'V'), ('concerns', 'N'), ('.', 'DEFAULT'), ('back', 'R'), ('genericnumber', 'DEFAULT'), ('fight', 'N')]</text:p>
      <text:p text:style-name="Standard"/>
      <text:p text:style-name="P12">RL: Remark abour proper nouns still holding. Surprisingly, the combination of “spit” “face” was not identified as negative.</text:p>
      <text:p text:style-name="Standard"/>
      <text:p text:style-name="Standard">#################################</text:p>
      <text:p text:style-name="Standard"/>
      <text:p text:style-name="Standard">Predicted: negative</text:p>
      <text:p text:style-name="Standard"/>
      <text:p text:style-name="Standard">Gold label: positive</text:p>
      <text:p text:style-name="Standard"/>
      <text:p text:style-name="Standard">Doc: </text:p>
      <text:p text:style-name="Standard">[('yes', 'DEFAULT'), (',', 'DEFAULT'), ('raul', 'DEFAULT'), ('castro', 'DEFAULT'), ('still', 'R'), ('charge', 'N'), (',', 'DEFAULT'), ('hes', 'DEFAULT'), ('warming', 'V'), ('obama', 'DEFAULT'), ('admins', 'N'), ('offerings', 'N'), ('normalcy', 'N'), ('relations', 'N'), ('.',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obama', 'DEFAULT'), ('#trump', 'DEFAULT'), ('#love', 'V'), ('#hillary', 'DEFAULT'), ('#bernie', 'DEFAULT'), ('whats', 'DEFAULT'), ('going', 'V'), ('obama', 'DEFAULT'), ('admin', 'N'), ('continue', 'V'), ('hillary', 'DEFAULT'), ('…', 'DEFAULT'), ('http://genericurl.com', 'DEFAULT')]</text:p>
      <text:p text:style-name="Standard"/>
      <text:p text:style-name="Standard">#################################</text:p>
      <text:p text:style-name="Standard"/>
      <text:p text:style-name="Standard">Predicted: neutral</text:p>
      <text:p text:style-name="Standard"><text:soft-page-break/></text:p>
      <text:p text:style-name="Standard">Gold label: negative</text:p>
      <text:p text:style-name="Standard"/>
      <text:p text:style-name="Standard">Doc: </text:p>
      <text:p text:style-name="Standard">[('u.s.', 'DEFAULT'), ('officials', 'DEFAULT'), ('defend', 'V'), ('integrity', 'N'), ('vote', 'N'), (',', 'DEFAULT'), ('despite', 'DEFAULT'), ('hacking', 'A'), ('fears', 'N'), ('http://genericurl.com', 'DEFAULT'), ('/maybe', 'R'), ('obama', 'DEFAULT'), ('admin', 'N'), ('.', 'DEFAULT'), ('mind', 'V'), ('business', 'N'), ('--',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regarding', 'V'), ('article', 'N'), ('obama', 'DEFAULT'), ('admin', 'N'), ('.', 'DEFAULT'), ('view', 'V'), ('recount', 'N'), (':', 'DEFAULT'), ('election', 'N'), ('result', 'N'), ('american', 'DEFAULT'), ('people', 'N'), (';', 'DEFAULT'), ('fraction',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op', 'N'), ('spent', 'V'), ('last', 'A'), ('genericnumber', 'N'), ('years', 'N'), ('blocking', 'V'), ('every', 'DEFAULT'), ('possible', 'A'), ('move', 'N'), ('obama', 'DEFAULT'), ('admin', 'N'), ('could', 'V'), ('make', 'V'), (',', 'DEFAULT'), ('watering', 'V'), ('laws', 'N'), ('special', 'A'), ('interests(ie', 'N'), ('aca', 'DEFAULT'),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onald', 'DEFAULT'), ('trump', 'DEFAULT'), (',', 'DEFAULT'), ('chuck', 'DEFAULT'), ('todd', 'DEFAULT'), ('agree', 'V'), (':', 'DEFAULT'), ('trust', 'N'), ('feds', 'DEFAULT'), ('handling', 'V'), ('ebola', 'N'), ('obama', 'DEFAULT'), ('admin', 'N'), ('scandals', 'N'),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text:soft-page-break/>[('end', 'N'), ('clinton', 'DEFAULT'), ('admin', 'N'), (':', 'DEFAULT'), ('surplusend', 'N'), ('gwbs', 'DEFAULT'), (':', 'DEFAULT'), ('great', 'A'), ('recessionend', 'N'), ('obamas', 'DEFAULT'), (':', 'DEFAULT'), ('unemployment', 'N'), ('hovering', 'V'), ('genericnumber%end', 'N'), ('trumps', 'N'), (':', 'DEFAULT'), ('..', 'DEFAULT'), ('#isenseapattern',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amned', 'A'), ('trump', 'N'), ('admin', 'N'), ('..', 'DEFAULT'), ('oh', 'DEFAULT'), (',', 'DEFAULT'), ('wait', 'V'), (',', 'DEFAULT'), ('still', 'R'), ('obama', 'DEFAULT'), (':', 'DEFAULT'), ('army', 'N'), ('corps', 'N'), ('engineers', 'N'), ('tells', 'V'), ('pipeline', 'N'), ('protesters', 'N'), ('leave', 'V'), ('camp', 'N'), ('dec', 'DEFAULT'), ('.', 'DEFAULT'), ('genericnumber',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many', 'A'), ('times', 'N'), ('president', 'N'), ('obamas', 'DEFAULT'), ('admin', 'N'), ('.', 'DEFAULT'), ('try', 'V'), ('assassinate', 'V'), ('castro', 'DEFAULT'), ('?', 'DEFAULT'), ('asking', 'V'), ('friend',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s', 'N'), ('..', 'DEFAULT'), ('http://genericurl.com', 'DEFAULT'), ('ends', 'V'), ('bang', 'N'), ('..', 'DEFAULT'), ('err', 'DEFAULT'), ('..', 'DEFAULT'), ('lawsuit',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obama/biden', 'DEFAULT'), ('need', 'V'), ('tried', 'V'), ('treason', 'N'), (':', 'DEFAULT'), ('obama', 'DEFAULT'), ('admin', 'N'), ('leaks', 'N'), ('led', 'V'), ('seal', 'N'), ('team', 'N'), ('genericnumber', 'N'), ('murder', 'N'), ('http://genericurl.com', 'DEFAULT'), ('via', 'DEFAULT'), ('@genericuser', 'DEFAULT')]</text:p>
      <text:p text:style-name="Standard"/>
      <text:p text:style-name="Standard">#################################</text:p>
      <text:p text:style-name="Standard"><text:soft-page-break/></text:p>
      <text:p text:style-name="Standard">Predicted: neutral</text:p>
      <text:p text:style-name="Standard"/>
      <text:p text:style-name="Standard">Gold label: negative</text:p>
      <text:p text:style-name="Standard"/>
      <text:p text:style-name="Standard">Doc: </text:p>
      <text:p text:style-name="Standard">[('alarm', 'N'), ('🔔🔔are', 'V'), ('ringing', 'V'), ('..', 'DEFAULT'), ('anybody', 'N'), ('hearing', 'V'), ('!!',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ted', 'DEFAULT'), ('cruz', 'DEFAULT'), (':', 'DEFAULT'), ('gov', 'N'), ('.', 'DEFAULT'), ('actuaries', 'N'), ('say', 'V'), ('#obamacare', 'DEFAULT'), ('increase', 'V'), ('health', 'N'), ('care', 'N'), ('spending', 'V'), ('$621b', 'DEFAULT'), ('next', 'A'), ('genericnumber', 'N'), ('yrs', 'N'), ('http://genericurl.com', 'DEFAULT'), ('%u2026', 'DEFAULT'), ('#pjnet',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health', 'N'), ('also', 'R'), ('relies', 'V'), ('#obamacare', 'DEFAULT'), ('oppose', 'V'), ('#trump', 'DEFAULT'), ('&amp;', 'DEFAULT'), ('#gop', 'DEFAULT'), ('til', 'DEFAULT'), ('last', 'A'), ('breath', 'N'), ('.', 'DEFAULT'), ('smh', 'DEFAULT'), (',', 'DEFAULT'), ('lady', 'N'), (',', 'DEFAULT'), ('yr', 'N'), ('…', 'DEFAULT'), ('http://genericurl.com',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obamacare', 'DEFAULT'), ('mother', 'N'), ('able', 'A'), ('health', 'N'), ('insurance', 'N'), ('first', 'A'), ('time', 'N'), ('genericnumber', 'DEFAULT'), ('years',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text:soft-page-break/>[('anyone', 'N'), ('thinks', 'V'), ('otw', 'DEFAULT'), ('black-hearted', 'A'), ('ghoul', 'N'), ('.', 'DEFAULT'), ('#aca', 'DEFAULT'), ('#obamacare', 'DEFAULT'), ('#fixit', 'DEFAULT'), ('#haveaheart', 'DEFAULT'), ('#prolife', 'DEFAULT'), ('#trump',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republicans', 'DEFAULT'), ('created', 'V'), ('replacements', 'N'), ('soros/clinton', 'DEFAULT'), ('nazi', 'DEFAULT'), ('obamahealthcare', 'DEFAULT'), ('would', 'V'), ('never', 'R'), ('seen', 'V'), ('..', 'DEFAULT'),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yes', 'DEFAULT'), (',', 'DEFAULT'), ('yes', 'DEFAULT'), (',', 'DEFAULT'), ('yes', 'DEFAULT'), ('!', 'DEFAULT'), ('billion', 'DEFAULT'), ('times', 'N'), ('yes', 'DEFAULT'), ('.', 'DEFAULT'), ('say', 'V'), ('daughters', 'N'), ('autism', 'N'), ('could', 'V'), ('lose', 'V'), ('coverage', 'N'), ('therapy', 'N'), ('.', 'DEFAULT'), ('#aca', 'DEFAULT'), ('…', 'DEFAULT'),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drain', 'V'), ('swamp', 'N'), ('?', 'DEFAULT'), ('obamacare', 'DEFAULT'), ('?', 'DEFAULT'), ('int', 'DEFAULT'), ('allegiances', 'N'), ('?', 'DEFAULT'), ('interrogation', 'N'), ('?', 'DEFAULT'), ('climate', 'N'), ('change', 'N'), ('?', 'DEFAULT'), ('clinton', 'DEFAULT'), ('charged', 'V'), ('?', 'DEFAULT'), ('gigantic', 'A'), ('wall', 'N'), ('?', 'DEFAULT'), ('yeah', 'DEFAULT'), (',', 'DEFAULT'), ('exactly', 'R'),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genericuser', 'DEFAULT'), ('ive', 'DEFAULT'), ('saying', 'V'), (':', 'DEFAULT'), ('trumpsters', 'V'), ('complained', 'V'), ('obamacare', 'DEFAULT'), ('rely', 'V'), ('..', 'DEFAULT'), ('con', 'N'), ('revealed', 'V')]</text:p>
      <text:p text:style-name="Standard"/>
      <text:p text:style-name="Standard"><text:soft-page-break/>#################################</text:p>
      <text:p text:style-name="Standard"/>
      <text:p text:style-name="Standard">Predicted: neutral</text:p>
      <text:p text:style-name="Standard"/>
      <text:p text:style-name="Standard">Gold label: negative</text:p>
      <text:p text:style-name="Standard"/>
      <text:p text:style-name="Standard">Doc: </text:p>
      <text:p text:style-name="Standard">[('@genericuser', 'DEFAULT'), ('need', 'V'), ('obamacare', 'DEFAULT'), ('disability', 'N'), ('.', 'DEFAULT'), ('private', 'A'), ('insurance', 'N'), ('7x+', 'DEFAULT'), ('higher', 'A'), ('.', 'DEFAULT'), ('worried', 'V'), ('buying', 'V'), ('food', 'N'), ('&amp;', 'DEFAULT'), ('emergencies', 'N'), ('.', 'DEFAULT'), ('top', 'A'), ('ramen', 'N'), ('&amp;', 'DEFAULT'), ('dented', 'V'), ('cans', 'N'),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thing', 'N'), ('better', 'A'), ('obamacare', 'DEFAULT'), ('plan', 'N'), ('.', 'DEFAULT'), ('http://genericurl.com', 'DEFAULT')]</text:p>
      <text:p text:style-name="Standard"/>
      <text:p text:style-name="Standard">#################################</text:p>
      <text:p text:style-name="Standard"/>
      <text:p text:style-name="Standard">Ending predi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9:39:31.990863670</meta:creation-date>
    <dc:date>2019-02-25T20:39:14.047452569</dc:date>
    <meta:editing-duration>PT29M23S</meta:editing-duration>
    <meta:editing-cycles>5</meta:editing-cycles>
    <meta:generator>LibreOffice/6.0.7.3$Linux_X86_64 LibreOffice_project/00m0$Build-3</meta:generator>
    <meta:document-statistic meta:table-count="0" meta:image-count="0" meta:object-count="0" meta:page-count="8" meta:paragraph-count="160" meta:word-count="1460" meta:character-count="13446" meta:non-whitespace-character-count="12117"/>
  </office:meta>
</office:document-meta>
</file>